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iverOptions.setConfs( String [ ]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iverOptions.getPub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Options.Deliver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iverOptions.newInstance( Ivy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iverOptions.setPdrResolver( PublishingDependencyRevisionResolver pdr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iverOptions.DeliverOptions( String status , Date pubDate , PublishingDependencyRevisionResolver pdrResolver , boolean validate , boolean resolveDynamicRevisions , String [ ]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iverOptions.setPubBranch( String pub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iverOptions.getPub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Options.getPdr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Options.getCon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Option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iverOptions.setResolveDynamicRevisions( boolean resolveDynamicRevi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iverOptions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iverOptions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iverOptions.isResolveDynamicRevi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Options.setPubdate( Date pub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iverOptions.getResolv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Options.setResolveId( String resolv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iverOptions.is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Options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